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3_07-57-39_000.jpg</text:p>
          </table:table-cell>
          <table:table-cell table:style-name="ce22" office:value-type="string">
            <text:p>:m 1*1 res / JVEMV6 41#8.1_1 / 41. economics / 8. currency / 1. various / N1YO / レポ取引</text:p>
          </table:table-cell>
          <table:table-cell table:style-name="ce3"/>
          <table:table-cell table:style-name="ce3"/>
          <table:table-cell table:style-name="ce3" office:value-type="string">
            <text:p>N-35-35-28.68 E-139-34-49.43</text:p>
          </table:table-cell>
          <table:table-cell table:style-name="ce32" table:formula="of:=IF([.E2]=&quot;&quot;;[.C2];CONCATENATE([.C2];&quot; / &quot;;[.E2]))" office:value-type="string" office:string-value=":m 1*1 res / JVEMV6 41#8.1_1 / 41. economics / 8. currency / 1. various / N1YO / レポ取引">
            <text:p>:m 1*1 res / JVEMV6 41#8.1_1 / 41. economics / 8. currency / 1. various / N1YO / レポ取引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3_08-11-4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5 E-139-34-49.82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3_10-51-27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37 E-139-34-49.71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3_11-40-15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42 E-139-34-49.6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3_15-08-55_000.jpg</text:p>
          </table:table-cell>
          <table:table-cell table:style-name="ce16" office:value-type="string">
            <text:p>:m 1-2*3 RES / 245 / 『ポスト・トラウマティック・カウンセリング』　久留一郎 / p.14</text:p>
          </table:table-cell>
          <table:table-cell table:style-name="ce23"/>
          <table:table-cell table:style-name="ce3"/>
          <table:table-cell table:style-name="ce3" office:value-type="string">
            <text:p>N-35-35-28.63 E-139-34-49.87</text:p>
          </table:table-cell>
          <table:table-cell table:style-name="ce32" table:formula="of:=IF([.E6]=&quot;&quot;;[.C6];CONCATENATE([.C6];&quot; / &quot;;[.E6]))" office:value-type="string" office:string-value=":m 1-2*3 RES / 245 / 『ポスト・トラウマティック・カウンセリング』　久留一郎 / p.14">
            <text:p>:m 1-2*3 RES / 245 / 『ポスト・トラウマティック・カウンセリング』　久留一郎 / p.1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3_15-09-20_000.jpg</text:p>
          </table:table-cell>
          <table:table-cell table:style-name="ce16" office:value-type="string">
            <text:p>:m 3*3 RES / 245 / 『ポスト・トラウマティック・カウンセリング』　久留一郎 / p.14</text:p>
          </table:table-cell>
          <table:table-cell table:style-name="ce14"/>
          <table:table-cell table:style-name="ce3"/>
          <table:table-cell table:style-name="ce3" office:value-type="string">
            <text:p>N-35-35-29.01 E-139-34-49.54</text:p>
          </table:table-cell>
          <table:table-cell table:style-name="ce32" table:formula="of:=IF([.E7]=&quot;&quot;;[.C7];CONCATENATE([.C7];&quot; / &quot;;[.E7]))" office:value-type="string" office:string-value=":m 3*3 RES / 245 / 『ポスト・トラウマティック・カウンセリング』　久留一郎 / p.14">
            <text:p>:m 3*3 RES / 245 / 『ポスト・トラウマティック・カウンセリング』　久留一郎 / p.1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3_16-32-10_000.jpg</text:p>
          </table:table-cell>
          <table:table-cell table:style-name="ce16" office:value-type="string">
            <text:p>:m 1-2*2 RES / 245 / 『古典場から量子場への道』　高橋康 / p.142</text:p>
          </table:table-cell>
          <table:table-cell table:style-name="ce15"/>
          <table:table-cell table:style-name="ce3"/>
          <table:table-cell table:style-name="ce3" office:value-type="string">
            <text:p>N-35-35-28.85 E-139-34-49.22</text:p>
          </table:table-cell>
          <table:table-cell table:style-name="ce32" table:formula="of:=IF([.E8]=&quot;&quot;;[.C8];CONCATENATE([.C8];&quot; / &quot;;[.E8]))" office:value-type="string" office:string-value=":m 1-2*2 RES / 245 / 『古典場から量子場への道』　高橋康 / p.142">
            <text:p>:m 1-2*2 RES / 245 / 『古典場から量子場への道』　高橋康 / p.14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3_17-48-30_000.jpg</text:p>
          </table:table-cell>
          <table:table-cell table:style-name="ce17" office:value-type="string">
            <text:p>:m music / log / cla / || s.1:fs-1,n,基本練習,long-breath,-,-,-,fs,R=1 || s.2:fs-2,n,basic-practice,notes=E3~G#3(5-notes),diagram+,-,-,-,fs,-</text:p>
          </table:table-cell>
          <table:table-cell table:style-name="ce15"/>
          <table:table-cell table:style-name="ce3"/>
          <table:table-cell table:style-name="ce3" office:value-type="string">
            <text:p>N-35-35-28.71 E-139-34-49.27</text:p>
          </table:table-cell>
          <table:table-cell table:style-name="ce32" table:formula="of:=IF([.E9]=&quot;&quot;;[.C9];CONCATENATE([.C9];&quot; / &quot;;[.E9]))" office:value-type="string" office:string-value=":m music / log / cla / || s.1:fs-1,n,基本練習,long-breath,-,-,-,fs,R=1 || s.2:fs-2,n,basic-practice,notes=E3~G#3(5-notes),diagram+,-,-,-,fs,-">
            <text:p>:m music / log / cla / || s.1:fs-1,n,基本練習,long-breath,-,-,-,fs,R=1 || s.2:fs-2,n,basic-practice,notes=E3~G#3(5-notes),diagram+,-,-,-,fs,-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3_19-16-47_000.jpg</text:p>
          </table:table-cell>
          <table:table-cell table:style-name="ce17" office:value-type="string">
            <text:p>:m music / log / gt / || s.1:fs-1,-,prev-s.1,type=fill-in,video=3:34~,ch.A,score+,t.60,k.D,-,R=1 || s.2:fs-2,-,prev-s.1,version+,ch.A;D,score+,t.60,k.D,-,R=2</text:p>
          </table:table-cell>
          <table:table-cell table:style-name="ce15"/>
          <table:table-cell table:style-name="ce3"/>
          <table:table-cell table:style-name="ce3" office:value-type="string">
            <text:p>N-35-35-28.81 E-139-34-48.94</text:p>
          </table:table-cell>
          <table:table-cell table:style-name="ce32" table:formula="of:=IF([.E10]=&quot;&quot;;[.C10];CONCATENATE([.C10];&quot; / &quot;;[.E10]))" office:value-type="string" office:string-value=":m music / log / gt / || s.1:fs-1,-,prev-s.1,type=fill-in,video=3:34~,ch.A,score+,t.60,k.D,-,R=1 || s.2:fs-2,-,prev-s.1,version+,ch.A;D,score+,t.60,k.D,-,R=2">
            <text:p>:m music / log / gt / || s.1:fs-1,-,prev-s.1,type=fill-in,video=3:34~,ch.A,score+,t.60,k.D,-,R=1 || s.2:fs-2,-,prev-s.1,version+,ch.A;D,score+,t.60,k.D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3_20-56-55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24 E-139-34-49.49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4_00-17-17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59 E-139-34-49.27</text:p>
          </table:table-cell>
          <table:table-cell table:style-name="ce32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4_09-43-55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5 E-139-34-49.76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3-30_15-54-55.m4a</text:p>
          </table:table-cell>
          <table:table-cell table:style-name="ce6" office:value-type="string">
            <text:p>:VOICE-MEMO / @自室 / 記録 / clarinet / 演奏、play / c-2018-0330-1 / exc.vib,R=1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OICE-MEMO / @自室 / 記録 / clarinet / 演奏、play / c-2018-0330-1 / exc.vib,R=1">
            <text:p>:VOICE-MEMO / @自室 / 記録 / clarinet / 演奏、play / c-2018-0330-1 / exc.vib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3-30_16-30-13.m4a</text:p>
          </table:table-cell>
          <table:table-cell table:style-name="ce6" office:value-type="string">
            <text:p>:VOICE-MEMO / @自室 / 記録 / clarinet / 演奏、play / c-2018-0330-2 / exc.alt-fingering(RE),R=2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記録 / clarinet / 演奏、play / c-2018-0330-2 / exc.alt-fingering(RE),R=2">
            <text:p>:VOICE-MEMO / @自室 / 記録 / clarinet / 演奏、play / c-2018-0330-2 / exc.alt-fingering(RE)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3-31_15-51-16.m4a</text:p>
          </table:table-cell>
          <table:table-cell table:style-name="ce6" office:value-type="string">
            <text:p>:VOICE-MEMO / @自室 / 記録 / clarinet / 演奏、play / c-2018-0331-1 / good-phrase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clarinet / 演奏、play / c-2018-0331-1 / good-phrase,R=1">
            <text:p>:VOICE-MEMO / @自室 / 記録 / clarinet / 演奏、play / c-2018-0331-1 / good-phrase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3-31_16-42-49.m4a</text:p>
          </table:table-cell>
          <table:table-cell table:style-name="ce6" office:value-type="string">
            <text:p>:VOICE-MEMO / @自室 / 記録 / clarinet / 演奏、play / c-2018-0331-2 / res.吹き方,breath,R=2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記録 / clarinet / 演奏、play / c-2018-0331-2 / res.吹き方,breath,R=2">
            <text:p>:VOICE-MEMO / @自室 / 記録 / clarinet / 演奏、play / c-2018-0331-2 / res.吹き方,breath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3-31_16-46-00.m4a</text:p>
          </table:table-cell>
          <table:table-cell table:style-name="ce6" office:value-type="string">
            <text:p>:VOICE-MEMO / @自室 / 記録 / clarinet / 演奏、play / c-2018-0331-3 / cmp.etude,R=3 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記録 / clarinet / 演奏、play / c-2018-0331-3 / cmp.etude,R=3 ">
            <text:p>:VOICE-MEMO / @自室 / 記録 / clarinet / 演奏、play / c-2018-0331-3 / cmp.etude,R=3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3-31_16-48-39.m4a</text:p>
          </table:table-cell>
          <table:table-cell table:style-name="ce6" office:value-type="string">
            <text:p>:VOICE-MEMO / @自室 / 記録 / clarinet / 演奏、play / c-2018-0331-4 / cmp.etude,R=4 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clarinet / 演奏、play / c-2018-0331-4 / cmp.etude,R=4 ">
            <text:p>:VOICE-MEMO / @自室 / 記録 / clarinet / 演奏、play / c-2018-0331-4 / cmp.etude,R=4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3_17-03-00_000.mov</text:p>
          </table:table-cell>
          <table:table-cell table:style-name="ce6" office:value-type="string">
            <text:p>:VIDEO / @自宅 / メモ / clarinet / 演奏、play / c-2020-0213-1 / fs-1,n,基本練習,long-breath,-,-,-,fs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clarinet / 演奏、play / c-2020-0213-1 / fs-1,n,基本練習,long-breath,-,-,-,fs,R=1">
            <text:p>:VIDEO / @自宅 / メモ / clarinet / 演奏、play / c-2020-0213-1 / fs-1,n,基本練習,long-breath,-,-,-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3_19-05-22_000.mov</text:p>
          </table:table-cell>
          <table:table-cell table:style-name="ce6" office:value-type="string">
            <text:p>:VIDEO / @自宅 / メモ / guitar,gt / 演奏、play / g-2020-0213-1 / fs-1,-,prev-s.1,type=fill-in,video=3:34~,ch.A,score+,t.60,k.D,-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guitar,gt / 演奏、play / g-2020-0213-1 / fs-1,-,prev-s.1,type=fill-in,video=3:34~,ch.A,score+,t.60,k.D,-,R=1">
            <text:p>:VIDEO / @自宅 / メモ / guitar,gt / 演奏、play / g-2020-0213-1 / fs-1,-,prev-s.1,type=fill-in,video=3:34~,ch.A,score+,t.60,k.D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3_19-12-01_000.mov</text:p>
          </table:table-cell>
          <table:table-cell table:style-name="ce6" office:value-type="string">
            <text:p>:VIDEO / @自宅 / メモ / guitar,gt / 演奏、play / g-2020-0213-2 / fs-2,-,prev-s.1,version+,ch.A;D,score+,t.60,k.D,-,R=2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guitar,gt / 演奏、play / g-2020-0213-2 / fs-2,-,prev-s.1,version+,ch.A;D,score+,t.60,k.D,-,R=2">
            <text:p>:VIDEO / @自宅 / メモ / guitar,gt / 演奏、play / g-2020-0213-2 / fs-2,-,prev-s.1,version+,ch.A;D,score+,t.60,k.D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2">
            <text:p>2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2];[.B227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2];[.B227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2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19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3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2020/02/14</text:date>, <text:time>11:2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4T11:29:34.91</dc:date>
    <dc:creator>iwabuchi ken</dc:creator>
    <meta:editing-duration>P17DT12H43M5S</meta:editing-duration>
    <meta:editing-cycles>6941</meta:editing-cycles>
    <meta:document-statistic meta:table-count="1" meta:cell-count="764" meta:object-count="0"/>
  </office:meta>
</office:document-meta>
</file>